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2" fo:font-size="11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310fa082-7fff-447c-c0b9-3fc4ca464463"/></text:p>
      <text:p text:style-name="P1">class Vehiculo:</text:p>
      <text:p text:style-name="P2">    <text:span text:style-name="T1">def __init__(self, marca, model, color, potencia):</text:span></text:p>
      <text:p text:style-name="P2">        <text:span text:style-name="T1">self.marca = marca</text:span></text:p>
      <text:p text:style-name="P2">        <text:span text:style-name="T1">self.model = model</text:span></text:p>
      <text:p text:style-name="P2">        <text:span text:style-name="T1">self.color = color</text:span></text:p>
      <text:p text:style-name="P2">        <text:span text:style-name="T1">self.potencia = potencia</text:span></text:p>
      <text:p text:style-name="Text_20_body"/>
      <text:p text:style-name="P2">    <text:span text:style-name="T1">def descripcion(self):</text:span></text:p>
      <text:p text:style-name="P2">        <text:span text:style-name="T1">return f"Marca: {self.marca}, Model: {self.model}, color: {self.color} Potencia: {self.potencia}"</text:span></text:p>
      <text:p text:style-name="P2">        </text:p>
      <text:p text:style-name="P1">class Cotxe(Vehiculo):</text:p>
      <text:p text:style-name="P2">    <text:span text:style-name="T1">def __init__(self,marca, model, color, potencia, nombre_portes):</text:span></text:p>
      <text:p text:style-name="P2">        <text:span text:style-name="T1">super().__init__(marca, model, color, potencia) </text:span></text:p>
      <text:p text:style-name="P2">        <text:span text:style-name="T1">self.nombre_portes = nombre_portes</text:span></text:p>
      <text:p text:style-name="Text_20_body"/>
      <text:p text:style-name="P2">    <text:span text:style-name="T1">def descripcion(self):</text:span></text:p>
      <text:p text:style-name="P2">        <text:span text:style-name="T1">return f"{super().descripcion()}, Nombre de portes: {self.nombre_portes}"      </text:span></text:p>
      <text:p text:style-name="P2">        </text:p>
      <text:p text:style-name="P1">class Moto(Vehiculo):</text:p>
      <text:p text:style-name="P2">    <text:span text:style-name="T1">def __init__(self, marca, model, color, potencia, Graus_elevacio):</text:span></text:p>
      <text:p text:style-name="P2">        <text:span text:style-name="T1">super().__init__(marca, model, color, potencia)</text:span></text:p>
      <text:p text:style-name="P2">        <text:span text:style-name="T1">self.tipus = Graus_elevacio</text:span></text:p>
      <text:p text:style-name="Text_20_body"/>
      <text:p text:style-name="P2">    <text:span text:style-name="T1">def descripcion(self):</text:span></text:p>
      <text:p text:style-name="P2">        <text:span text:style-name="T1">return f"{super().descripcion()}, Tipus: {self.tipus}"</text:span></text:p>
      <text:p text:style-name="P2">        </text:p>
      <text:p text:style-name="P1">cotxe = Cotxe("BMV", "Q9","Blau cel", "200 cavalls",4)</text:p>
      <text:p text:style-name="P1">moto = Moto("Harley Davidson","Blau cel", "455", "100 cavalls",45)</text:p>
      <text:p text:style-name="Text_20_body"/>
      <text:p text:style-name="P1">print(cotxe.descripcion())</text:p>
      <text:p text:style-name="P1">print(moto.descripcion())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09:16:55.295000000</meta:creation-date>
    <dc:date>2025-05-07T09:17:36.222000000</dc:date>
    <meta:editing-duration>PT45S</meta:editing-duration>
    <meta:editing-cycles>1</meta:editing-cycles>
    <meta:document-statistic meta:table-count="0" meta:image-count="0" meta:object-count="0" meta:page-count="1" meta:paragraph-count="28" meta:word-count="93" meta:character-count="1076" meta:non-whitespace-character-count="863"/>
    <meta:generator>LibreOffice/24.8.0.3$Windows_X86_64 LibreOffice_project/0bdf1299c94fe897b119f97f3c613e9dca6be583</meta:generator>
  </office:meta>
</office:document-meta>
</file>